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257cm"/>
    </style:style>
    <style:style style:name="co2" style:family="table-column">
      <style:table-column-properties fo:break-before="auto" style:column-width="7.117cm"/>
    </style:style>
    <style:style style:name="co3" style:family="table-column">
      <style:table-column-properties fo:break-before="auto" style:column-width="7.18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l_tests_nb_termes_hist(0-100)_temps_normal_et_temps_modifies" table:style-name="ta1">
        <table:shapes>
          <draw:frame draw:z-index="0" draw:style-name="gr1" draw:text-style-name="P1" svg:width="28.239cm" svg:height="11.748cm" svg:x="27.8cm" svg:y="0.401cm">
            <draw:object draw:notify-on-update-of-ranges="'ml_tests_nb_termes_hist(0-100)_temps_normal_et_temps_modifies'.A1:'ml_tests_nb_termes_hist(0-100)_temps_normal_et_temps_modifies'.A1 'ml_tests_nb_termes_hist(0-100)_temps_normal_et_temps_modifies'.A2:'ml_tests_nb_termes_hist(0-100)_temps_normal_et_temps_modifies'.A102 'ml_tests_nb_termes_hist(0-100)_temps_normal_et_temps_modifies'.B1:'ml_tests_nb_termes_hist(0-100)_temps_normal_et_temps_modifies'.B1 'ml_tests_nb_termes_hist(0-100)_temps_normal_et_temps_modifies'.B2:'ml_tests_nb_termes_hist(0-100)_temps_normal_et_temps_modifies'.B102 'ml_tests_nb_termes_hist(0-100)_temps_normal_et_temps_modifies'.A1:'ml_tests_nb_termes_hist(0-100)_temps_normal_et_temps_modifies'.A1 'ml_tests_nb_termes_hist(0-100)_temps_normal_et_temps_modifies'.A2:'ml_tests_nb_termes_hist(0-100)_temps_normal_et_temps_modifies'.A102 'ml_tests_nb_termes_hist(0-100)_temps_normal_et_temps_modifies'.C1:'ml_tests_nb_termes_hist(0-100)_temps_normal_et_temps_modifies'.C1 'ml_tests_nb_termes_hist(0-100)_temps_normal_et_temps_modifies'.C2:'ml_tests_nb_termes_hist(0-100)_temps_normal_et_temps_modifies'.C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bre de termes précédents des séries de données pris en compte</text:p>
          </table:table-cell>
          <table:table-cell office:value-type="string" calcext:value-type="string">
            <text:p>Erreur avec données temporelles normales</text:p>
          </table:table-cell>
          <table:table-cell office:value-type="string" calcext:value-type="string">
            <text:p>Erreur avec données temporelles modifiées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12764.1" calcext:value-type="float">
            <text:p>12764,1</text:p>
          </table:table-cell>
          <table:table-cell office:value-type="float" office:value="3835.62" calcext:value-type="float">
            <text:p>3835,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00.3" calcext:value-type="float">
            <text:p>12400,3</text:p>
          </table:table-cell>
          <table:table-cell office:value-type="float" office:value="3827.85" calcext:value-type="float">
            <text:p>3827,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24.19" calcext:value-type="float">
            <text:p>9224,19</text:p>
          </table:table-cell>
          <table:table-cell office:value-type="float" office:value="3929.7" calcext:value-type="float">
            <text:p>3929,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49.95" calcext:value-type="float">
            <text:p>8549,95</text:p>
          </table:table-cell>
          <table:table-cell office:value-type="float" office:value="3512.65" calcext:value-type="float">
            <text:p>3512,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48.25" calcext:value-type="float">
            <text:p>7648,25</text:p>
          </table:table-cell>
          <table:table-cell office:value-type="float" office:value="4495.83" calcext:value-type="float">
            <text:p>4495,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53.24" calcext:value-type="float">
            <text:p>6253,24</text:p>
          </table:table-cell>
          <table:table-cell office:value-type="float" office:value="3083.14" calcext:value-type="float">
            <text:p>3083,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35.13" calcext:value-type="float">
            <text:p>4935,13</text:p>
          </table:table-cell>
          <table:table-cell office:value-type="float" office:value="2795.19" calcext:value-type="float">
            <text:p>2795,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58.8" calcext:value-type="float">
            <text:p>4958,8</text:p>
          </table:table-cell>
          <table:table-cell office:value-type="float" office:value="2678.25" calcext:value-type="float">
            <text:p>2678,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86.43" calcext:value-type="float">
            <text:p>4486,43</text:p>
          </table:table-cell>
          <table:table-cell office:value-type="float" office:value="2839.29" calcext:value-type="float">
            <text:p>2839,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74.62" calcext:value-type="float">
            <text:p>4474,62</text:p>
          </table:table-cell>
          <table:table-cell office:value-type="float" office:value="2847.88" calcext:value-type="float">
            <text:p>2847,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44.07" calcext:value-type="float">
            <text:p>4444,07</text:p>
          </table:table-cell>
          <table:table-cell office:value-type="float" office:value="2601.09" calcext:value-type="float">
            <text:p>2601,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44.78" calcext:value-type="float">
            <text:p>4444,78</text:p>
          </table:table-cell>
          <table:table-cell office:value-type="float" office:value="2739.74" calcext:value-type="float">
            <text:p>2739,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42.52" calcext:value-type="float">
            <text:p>4442,52</text:p>
          </table:table-cell>
          <table:table-cell office:value-type="float" office:value="2592.63" calcext:value-type="float">
            <text:p>2592,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31.49" calcext:value-type="float">
            <text:p>4431,49</text:p>
          </table:table-cell>
          <table:table-cell office:value-type="float" office:value="3009.56" calcext:value-type="float">
            <text:p>3009,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41.25" calcext:value-type="float">
            <text:p>4441,25</text:p>
          </table:table-cell>
          <table:table-cell office:value-type="float" office:value="2929.61" calcext:value-type="float">
            <text:p>2929,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29.62" calcext:value-type="float">
            <text:p>4429,62</text:p>
          </table:table-cell>
          <table:table-cell office:value-type="float" office:value="2798.89" calcext:value-type="float">
            <text:p>2798,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30.87" calcext:value-type="float">
            <text:p>4430,87</text:p>
          </table:table-cell>
          <table:table-cell office:value-type="float" office:value="2759.11" calcext:value-type="float">
            <text:p>2759,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20.31" calcext:value-type="float">
            <text:p>4420,31</text:p>
          </table:table-cell>
          <table:table-cell office:value-type="float" office:value="4361.9" calcext:value-type="float">
            <text:p>4361,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17.48" calcext:value-type="float">
            <text:p>4417,48</text:p>
          </table:table-cell>
          <table:table-cell office:value-type="float" office:value="2592.98" calcext:value-type="float">
            <text:p>2592,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392.32" calcext:value-type="float">
            <text:p>4392,32</text:p>
          </table:table-cell>
          <table:table-cell office:value-type="float" office:value="2567.6" calcext:value-type="float">
            <text:p>2567,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66.17" calcext:value-type="float">
            <text:p>4366,17</text:p>
          </table:table-cell>
          <table:table-cell office:value-type="float" office:value="2746.71" calcext:value-type="float">
            <text:p>2746,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360.6" calcext:value-type="float">
            <text:p>4360,6</text:p>
          </table:table-cell>
          <table:table-cell office:value-type="float" office:value="2619.66" calcext:value-type="float">
            <text:p>2619,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33.36" calcext:value-type="float">
            <text:p>4333,36</text:p>
          </table:table-cell>
          <table:table-cell office:value-type="float" office:value="2560.21" calcext:value-type="float">
            <text:p>2560,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26.02" calcext:value-type="float">
            <text:p>4326,02</text:p>
          </table:table-cell>
          <table:table-cell office:value-type="float" office:value="2915.15" calcext:value-type="float">
            <text:p>2915,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320.87" calcext:value-type="float">
            <text:p>4320,87</text:p>
          </table:table-cell>
          <table:table-cell office:value-type="float" office:value="3695.74" calcext:value-type="float">
            <text:p>3695,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314.74" calcext:value-type="float">
            <text:p>4314,74</text:p>
          </table:table-cell>
          <table:table-cell office:value-type="float" office:value="2671.57" calcext:value-type="float">
            <text:p>2671,5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12.94" calcext:value-type="float">
            <text:p>4312,94</text:p>
          </table:table-cell>
          <table:table-cell office:value-type="float" office:value="3773.06" calcext:value-type="float">
            <text:p>3773,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311.83" calcext:value-type="float">
            <text:p>4311,83</text:p>
          </table:table-cell>
          <table:table-cell office:value-type="float" office:value="2668.22" calcext:value-type="float">
            <text:p>2668,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02.29" calcext:value-type="float">
            <text:p>4302,29</text:p>
          </table:table-cell>
          <table:table-cell office:value-type="float" office:value="2807.28" calcext:value-type="float">
            <text:p>2807,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02.51" calcext:value-type="float">
            <text:p>4302,51</text:p>
          </table:table-cell>
          <table:table-cell office:value-type="float" office:value="2542.65" calcext:value-type="float">
            <text:p>2542,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02.57" calcext:value-type="float">
            <text:p>4302,57</text:p>
          </table:table-cell>
          <table:table-cell office:value-type="float" office:value="2652.05" calcext:value-type="float">
            <text:p>2652,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300.12" calcext:value-type="float">
            <text:p>4300,12</text:p>
          </table:table-cell>
          <table:table-cell office:value-type="float" office:value="2665.51" calcext:value-type="float">
            <text:p>2665,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02.64" calcext:value-type="float">
            <text:p>4302,64</text:p>
          </table:table-cell>
          <table:table-cell office:value-type="float" office:value="2550.01" calcext:value-type="float">
            <text:p>2550,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304.83" calcext:value-type="float">
            <text:p>4304,83</text:p>
          </table:table-cell>
          <table:table-cell office:value-type="float" office:value="2551.23" calcext:value-type="float">
            <text:p>2551,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04.48" calcext:value-type="float">
            <text:p>4304,48</text:p>
          </table:table-cell>
          <table:table-cell office:value-type="float" office:value="2790.93" calcext:value-type="float">
            <text:p>2790,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11.39" calcext:value-type="float">
            <text:p>4311,39</text:p>
          </table:table-cell>
          <table:table-cell office:value-type="float" office:value="5205.99" calcext:value-type="float">
            <text:p>5205,9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93.92" calcext:value-type="float">
            <text:p>4293,92</text:p>
          </table:table-cell>
          <table:table-cell office:value-type="float" office:value="3106.9" calcext:value-type="float">
            <text:p>3106,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90.96" calcext:value-type="float">
            <text:p>4290,96</text:p>
          </table:table-cell>
          <table:table-cell office:value-type="float" office:value="2560.42" calcext:value-type="float">
            <text:p>2560,4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61.09" calcext:value-type="float">
            <text:p>4261,09</text:p>
          </table:table-cell>
          <table:table-cell office:value-type="float" office:value="2545.32" calcext:value-type="float">
            <text:p>2545,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50.07" calcext:value-type="float">
            <text:p>4250,07</text:p>
          </table:table-cell>
          <table:table-cell office:value-type="float" office:value="2531.76" calcext:value-type="float">
            <text:p>2531,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51.16" calcext:value-type="float">
            <text:p>4251,16</text:p>
          </table:table-cell>
          <table:table-cell office:value-type="float" office:value="2540.09" calcext:value-type="float">
            <text:p>2540,0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33.03" calcext:value-type="float">
            <text:p>4233,03</text:p>
          </table:table-cell>
          <table:table-cell office:value-type="float" office:value="2550.76" calcext:value-type="float">
            <text:p>2550,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12.63" calcext:value-type="float">
            <text:p>4212,63</text:p>
          </table:table-cell>
          <table:table-cell office:value-type="float" office:value="2568.89" calcext:value-type="float">
            <text:p>2568,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193.02" calcext:value-type="float">
            <text:p>4193,02</text:p>
          </table:table-cell>
          <table:table-cell office:value-type="float" office:value="2496.64" calcext:value-type="float">
            <text:p>2496,6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86.08" calcext:value-type="float">
            <text:p>4186,08</text:p>
          </table:table-cell>
          <table:table-cell office:value-type="float" office:value="2546.87" calcext:value-type="float">
            <text:p>2546,8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65.47" calcext:value-type="float">
            <text:p>4165,47</text:p>
          </table:table-cell>
          <table:table-cell office:value-type="float" office:value="2570.5" calcext:value-type="float">
            <text:p>2570,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41.84" calcext:value-type="float">
            <text:p>4141,84</text:p>
          </table:table-cell>
          <table:table-cell office:value-type="float" office:value="2547.73" calcext:value-type="float">
            <text:p>2547,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34.4" calcext:value-type="float">
            <text:p>4134,4</text:p>
          </table:table-cell>
          <table:table-cell office:value-type="float" office:value="2515.49" calcext:value-type="float">
            <text:p>2515,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137.65" calcext:value-type="float">
            <text:p>4137,65</text:p>
          </table:table-cell>
          <table:table-cell office:value-type="float" office:value="2544.29" calcext:value-type="float">
            <text:p>2544,2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147.54" calcext:value-type="float">
            <text:p>4147,54</text:p>
          </table:table-cell>
          <table:table-cell office:value-type="float" office:value="2529.63" calcext:value-type="float">
            <text:p>2529,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50.89" calcext:value-type="float">
            <text:p>4150,89</text:p>
          </table:table-cell>
          <table:table-cell office:value-type="float" office:value="2593.91" calcext:value-type="float">
            <text:p>2593,9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149.72" calcext:value-type="float">
            <text:p>4149,72</text:p>
          </table:table-cell>
          <table:table-cell office:value-type="float" office:value="2516.34" calcext:value-type="float">
            <text:p>2516,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142.76" calcext:value-type="float">
            <text:p>4142,76</text:p>
          </table:table-cell>
          <table:table-cell office:value-type="float" office:value="2506.11" calcext:value-type="float">
            <text:p>2506,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41.26" calcext:value-type="float">
            <text:p>4141,26</text:p>
          </table:table-cell>
          <table:table-cell office:value-type="float" office:value="2560.97" calcext:value-type="float">
            <text:p>2560,9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136.77" calcext:value-type="float">
            <text:p>4136,77</text:p>
          </table:table-cell>
          <table:table-cell office:value-type="float" office:value="2499.62" calcext:value-type="float">
            <text:p>2499,6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31.52" calcext:value-type="float">
            <text:p>4131,52</text:p>
          </table:table-cell>
          <table:table-cell office:value-type="float" office:value="2524.5" calcext:value-type="float">
            <text:p>2524,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136.43" calcext:value-type="float">
            <text:p>4136,43</text:p>
          </table:table-cell>
          <table:table-cell office:value-type="float" office:value="2519.68" calcext:value-type="float">
            <text:p>2519,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118.58" calcext:value-type="float">
            <text:p>4118,58</text:p>
          </table:table-cell>
          <table:table-cell office:value-type="float" office:value="2522.88" calcext:value-type="float">
            <text:p>2522,8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086.81" calcext:value-type="float">
            <text:p>4086,81</text:p>
          </table:table-cell>
          <table:table-cell office:value-type="float" office:value="2499.84" calcext:value-type="float">
            <text:p>2499,8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048.69" calcext:value-type="float">
            <text:p>4048,69</text:p>
          </table:table-cell>
          <table:table-cell office:value-type="float" office:value="2550.1" calcext:value-type="float">
            <text:p>2550,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02.44" calcext:value-type="float">
            <text:p>4002,44</text:p>
          </table:table-cell>
          <table:table-cell office:value-type="float" office:value="2515.82" calcext:value-type="float">
            <text:p>2515,8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981.3" calcext:value-type="float">
            <text:p>3981,3</text:p>
          </table:table-cell>
          <table:table-cell office:value-type="float" office:value="2458.19" calcext:value-type="float">
            <text:p>2458,1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979.91" calcext:value-type="float">
            <text:p>3979,91</text:p>
          </table:table-cell>
          <table:table-cell office:value-type="float" office:value="2510.75" calcext:value-type="float">
            <text:p>2510,7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981.93" calcext:value-type="float">
            <text:p>3981,93</text:p>
          </table:table-cell>
          <table:table-cell office:value-type="float" office:value="2521.74" calcext:value-type="float">
            <text:p>2521,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983.97" calcext:value-type="float">
            <text:p>3983,97</text:p>
          </table:table-cell>
          <table:table-cell office:value-type="float" office:value="2505.15" calcext:value-type="float">
            <text:p>2505,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984.05" calcext:value-type="float">
            <text:p>3984,05</text:p>
          </table:table-cell>
          <table:table-cell office:value-type="float" office:value="2501.48" calcext:value-type="float">
            <text:p>2501,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993.19" calcext:value-type="float">
            <text:p>3993,19</text:p>
          </table:table-cell>
          <table:table-cell office:value-type="float" office:value="2628.51" calcext:value-type="float">
            <text:p>2628,5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994.36" calcext:value-type="float">
            <text:p>3994,36</text:p>
          </table:table-cell>
          <table:table-cell office:value-type="float" office:value="2467.49" calcext:value-type="float">
            <text:p>2467,4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991.44" calcext:value-type="float">
            <text:p>3991,44</text:p>
          </table:table-cell>
          <table:table-cell office:value-type="float" office:value="2491.26" calcext:value-type="float">
            <text:p>2491,2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992.61" calcext:value-type="float">
            <text:p>3992,61</text:p>
          </table:table-cell>
          <table:table-cell office:value-type="float" office:value="2507.28" calcext:value-type="float">
            <text:p>2507,2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990.35" calcext:value-type="float">
            <text:p>3990,35</text:p>
          </table:table-cell>
          <table:table-cell office:value-type="float" office:value="2557.17" calcext:value-type="float">
            <text:p>2557,1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991.44" calcext:value-type="float">
            <text:p>3991,44</text:p>
          </table:table-cell>
          <table:table-cell office:value-type="float" office:value="2482.06" calcext:value-type="float">
            <text:p>2482,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991.89" calcext:value-type="float">
            <text:p>3991,89</text:p>
          </table:table-cell>
          <table:table-cell office:value-type="float" office:value="2484.67" calcext:value-type="float">
            <text:p>2484,6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993.72" calcext:value-type="float">
            <text:p>3993,72</text:p>
          </table:table-cell>
          <table:table-cell office:value-type="float" office:value="2494.74" calcext:value-type="float">
            <text:p>2494,7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995.44" calcext:value-type="float">
            <text:p>3995,44</text:p>
          </table:table-cell>
          <table:table-cell office:value-type="float" office:value="2490.3" calcext:value-type="float">
            <text:p>2490,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996.99" calcext:value-type="float">
            <text:p>3996,99</text:p>
          </table:table-cell>
          <table:table-cell office:value-type="float" office:value="2502.15" calcext:value-type="float">
            <text:p>2502,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981.15" calcext:value-type="float">
            <text:p>3981,15</text:p>
          </table:table-cell>
          <table:table-cell office:value-type="float" office:value="2512.06" calcext:value-type="float">
            <text:p>2512,0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982.95" calcext:value-type="float">
            <text:p>3982,95</text:p>
          </table:table-cell>
          <table:table-cell office:value-type="float" office:value="2503.26" calcext:value-type="float">
            <text:p>2503,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983.31" calcext:value-type="float">
            <text:p>3983,31</text:p>
          </table:table-cell>
          <table:table-cell office:value-type="float" office:value="2510.14" calcext:value-type="float">
            <text:p>2510,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971.39" calcext:value-type="float">
            <text:p>3971,39</text:p>
          </table:table-cell>
          <table:table-cell office:value-type="float" office:value="2485.79" calcext:value-type="float">
            <text:p>2485,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974.52" calcext:value-type="float">
            <text:p>3974,52</text:p>
          </table:table-cell>
          <table:table-cell office:value-type="float" office:value="2510.17" calcext:value-type="float">
            <text:p>2510,1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973.17" calcext:value-type="float">
            <text:p>3973,17</text:p>
          </table:table-cell>
          <table:table-cell office:value-type="float" office:value="2489" calcext:value-type="float">
            <text:p>24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974.83" calcext:value-type="float">
            <text:p>3974,83</text:p>
          </table:table-cell>
          <table:table-cell office:value-type="float" office:value="2488.38" calcext:value-type="float">
            <text:p>2488,3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978.72" calcext:value-type="float">
            <text:p>3978,72</text:p>
          </table:table-cell>
          <table:table-cell office:value-type="float" office:value="2677.88" calcext:value-type="float">
            <text:p>2677,8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966.47" calcext:value-type="float">
            <text:p>3966,47</text:p>
          </table:table-cell>
          <table:table-cell office:value-type="float" office:value="2478.43" calcext:value-type="float">
            <text:p>2478,4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960.18" calcext:value-type="float">
            <text:p>3960,18</text:p>
          </table:table-cell>
          <table:table-cell office:value-type="float" office:value="2476.85" calcext:value-type="float">
            <text:p>2476,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960.26" calcext:value-type="float">
            <text:p>3960,26</text:p>
          </table:table-cell>
          <table:table-cell office:value-type="float" office:value="2464.81" calcext:value-type="float">
            <text:p>2464,8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960.3" calcext:value-type="float">
            <text:p>3960,3</text:p>
          </table:table-cell>
          <table:table-cell office:value-type="float" office:value="2507.87" calcext:value-type="float">
            <text:p>2507,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959.13" calcext:value-type="float">
            <text:p>3959,13</text:p>
          </table:table-cell>
          <table:table-cell office:value-type="float" office:value="2670.52" calcext:value-type="float">
            <text:p>2670,5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963.82" calcext:value-type="float">
            <text:p>3963,82</text:p>
          </table:table-cell>
          <table:table-cell office:value-type="float" office:value="2474.47" calcext:value-type="float">
            <text:p>2474,4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969.3" calcext:value-type="float">
            <text:p>3969,3</text:p>
          </table:table-cell>
          <table:table-cell office:value-type="float" office:value="2496.85" calcext:value-type="float">
            <text:p>2496,8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971.56" calcext:value-type="float">
            <text:p>3971,56</text:p>
          </table:table-cell>
          <table:table-cell office:value-type="float" office:value="2565.46" calcext:value-type="float">
            <text:p>2565,4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968.95" calcext:value-type="float">
            <text:p>3968,95</text:p>
          </table:table-cell>
          <table:table-cell office:value-type="float" office:value="2536.59" calcext:value-type="float">
            <text:p>2536,5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960.6" calcext:value-type="float">
            <text:p>3960,6</text:p>
          </table:table-cell>
          <table:table-cell office:value-type="float" office:value="2687.72" calcext:value-type="float">
            <text:p>2687,7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959.13" calcext:value-type="float">
            <text:p>3959,13</text:p>
          </table:table-cell>
          <table:table-cell office:value-type="float" office:value="2474.33" calcext:value-type="float">
            <text:p>2474,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954" calcext:value-type="float">
            <text:p>3954</text:p>
          </table:table-cell>
          <table:table-cell office:value-type="float" office:value="2518.64" calcext:value-type="float">
            <text:p>2518,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956.07" calcext:value-type="float">
            <text:p>3956,07</text:p>
          </table:table-cell>
          <table:table-cell office:value-type="float" office:value="2480.02" calcext:value-type="float">
            <text:p>2480,0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957.85" calcext:value-type="float">
            <text:p>3957,85</text:p>
          </table:table-cell>
          <table:table-cell office:value-type="float" office:value="2500.6" calcext:value-type="float">
            <text:p>2500,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962.69" calcext:value-type="float">
            <text:p>3962,69</text:p>
          </table:table-cell>
          <table:table-cell office:value-type="float" office:value="2475.63" calcext:value-type="float">
            <text:p>2475,6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960.78" calcext:value-type="float">
            <text:p>3960,78</text:p>
          </table:table-cell>
          <table:table-cell office:value-type="float" office:value="2599.72" calcext:value-type="float">
            <text:p>2599,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957.61" calcext:value-type="float">
            <text:p>3957,61</text:p>
          </table:table-cell>
          <table:table-cell office:value-type="float" office:value="2486.26" calcext:value-type="float">
            <text:p>2486,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02T17:59:19.800000000</dc:date>
    <meta:editing-duration>PT39M16S</meta:editing-duration>
    <meta:editing-cycles>1</meta:editing-cycles>
    <meta:document-statistic meta:table-count="1" meta:cell-count="306" meta:object-count="1"/>
    <meta:generator>LibreOffice/7.5.3.2$Windows_X86_64 LibreOffice_project/9f56dff12ba03b9acd7730a5a481eea045e468f3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24cm" svg:height="11.749cm" xlink:href=".." xlink:type="simple" chart:class="chart:scatter" chart:style-name="ch1">
        <chart:legend chart:legend-position="end" svg:x="20.017cm" svg:y="5.32cm" style:legend-expansion="high" chart:style-name="ch2"/>
        <chart:plot-area chart:style-name="ch3" table:cell-range-address="'ml_tests_nb_termes_hist(0-100)_temps_normal_et_temps_modifies'.A1:'ml_tests_nb_termes_hist(0-100)_temps_normal_et_temps_modifies'.C102" chart:data-source-has-labels="row" svg:x="0.564cm" svg:y="0.234cm" svg:width="18.889cm" svg:height="11.281cm">
          <chart:coordinate-region svg:x="1.768cm" svg:y="0.436cm" svg:width="17.397cm" svg:height="10.4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l_tests_nb_termes_hist(0-100)_temps_normal_et_temps_modifies'.B2:'ml_tests_nb_termes_hist(0-100)_temps_normal_et_temps_modifies'.B102" chart:label-cell-address="'ml_tests_nb_termes_hist(0-100)_temps_normal_et_temps_modifies'.B1:'ml_tests_nb_termes_hist(0-100)_temps_normal_et_temps_modifies'.B1" chart:class="chart:scatter">
            <chart:domain table:cell-range-address="'ml_tests_nb_termes_hist(0-100)_temps_normal_et_temps_modifies'.A2:'ml_tests_nb_termes_hist(0-100)_temps_normal_et_temps_modifies'.A102"/>
            <chart:data-point chart:repeated="101"/>
          </chart:series>
          <chart:series chart:style-name="ch7" chart:values-cell-range-address="'ml_tests_nb_termes_hist(0-100)_temps_normal_et_temps_modifies'.C2:'ml_tests_nb_termes_hist(0-100)_temps_normal_et_temps_modifies'.C102" chart:label-cell-address="'ml_tests_nb_termes_hist(0-100)_temps_normal_et_temps_modifies'.C1:'ml_tests_nb_termes_hist(0-100)_temps_normal_et_temps_modifies'.C1" chart:class="chart:scatter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Erreur avec données temporelles normales</text:p>
                <draw:g>
                  <svg:desc>'ml_tests_nb_termes_hist(0-100)_temps_normal_et_temps_modifies'.B1:'ml_tests_nb_termes_hist(0-100)_temps_normal_et_temps_modifies'.B1</svg:desc>
                </draw:g>
              </table:table-cell>
              <table:table-cell office:value-type="string">
                <text:p>Erreur avec données temporelles modifiées</text:p>
                <draw:g>
                  <svg:desc>'ml_tests_nb_termes_hist(0-100)_temps_normal_et_temps_modifies'.C1:'ml_tests_nb_termes_hist(0-100)_temps_normal_et_temps_modifie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l_tests_nb_termes_hist(0-100)_temps_normal_et_temps_modifies'.A2:'ml_tests_nb_termes_hist(0-100)_temps_normal_et_temps_modifies'.A102</svg:desc>
                </draw:g>
              </table:table-cell>
              <table:table-cell office:value-type="float" office:value="12764.1">
                <text:p>12764.1</text:p>
                <draw:g>
                  <svg:desc>'ml_tests_nb_termes_hist(0-100)_temps_normal_et_temps_modifies'.B2:'ml_tests_nb_termes_hist(0-100)_temps_normal_et_temps_modifies'.B102</svg:desc>
                </draw:g>
              </table:table-cell>
              <table:table-cell office:value-type="float" office:value="3835.62">
                <text:p>3835.62</text:p>
                <draw:g>
                  <svg:desc>'ml_tests_nb_termes_hist(0-100)_temps_normal_et_temps_modifies'.C2:'ml_tests_nb_termes_hist(0-100)_temps_normal_et_temps_modifies'.C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400.3">
                <text:p>12400.3</text:p>
              </table:table-cell>
              <table:table-cell office:value-type="float" office:value="3827.85">
                <text:p>3827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224.19">
                <text:p>9224.19</text:p>
              </table:table-cell>
              <table:table-cell office:value-type="float" office:value="3929.7">
                <text:p>3929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549.95">
                <text:p>8549.95</text:p>
              </table:table-cell>
              <table:table-cell office:value-type="float" office:value="3512.65">
                <text:p>3512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648.25">
                <text:p>7648.25</text:p>
              </table:table-cell>
              <table:table-cell office:value-type="float" office:value="4495.83">
                <text:p>4495.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253.24">
                <text:p>6253.24</text:p>
              </table:table-cell>
              <table:table-cell office:value-type="float" office:value="3083.14">
                <text:p>3083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935.13">
                <text:p>4935.13</text:p>
              </table:table-cell>
              <table:table-cell office:value-type="float" office:value="2795.19">
                <text:p>2795.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958.8">
                <text:p>4958.8</text:p>
              </table:table-cell>
              <table:table-cell office:value-type="float" office:value="2678.25">
                <text:p>2678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486.43">
                <text:p>4486.43</text:p>
              </table:table-cell>
              <table:table-cell office:value-type="float" office:value="2839.29">
                <text:p>2839.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474.62">
                <text:p>4474.62</text:p>
              </table:table-cell>
              <table:table-cell office:value-type="float" office:value="2847.88">
                <text:p>2847.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444.07">
                <text:p>4444.07</text:p>
              </table:table-cell>
              <table:table-cell office:value-type="float" office:value="2601.09">
                <text:p>2601.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444.78">
                <text:p>4444.78</text:p>
              </table:table-cell>
              <table:table-cell office:value-type="float" office:value="2739.74">
                <text:p>2739.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442.52">
                <text:p>4442.52</text:p>
              </table:table-cell>
              <table:table-cell office:value-type="float" office:value="2592.63">
                <text:p>2592.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431.49">
                <text:p>4431.49</text:p>
              </table:table-cell>
              <table:table-cell office:value-type="float" office:value="3009.56">
                <text:p>3009.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441.25">
                <text:p>4441.25</text:p>
              </table:table-cell>
              <table:table-cell office:value-type="float" office:value="2929.61">
                <text:p>2929.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429.62">
                <text:p>4429.62</text:p>
              </table:table-cell>
              <table:table-cell office:value-type="float" office:value="2798.89">
                <text:p>2798.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430.87">
                <text:p>4430.87</text:p>
              </table:table-cell>
              <table:table-cell office:value-type="float" office:value="2759.11">
                <text:p>2759.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420.31">
                <text:p>4420.31</text:p>
              </table:table-cell>
              <table:table-cell office:value-type="float" office:value="4361.9">
                <text:p>4361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417.48">
                <text:p>4417.48</text:p>
              </table:table-cell>
              <table:table-cell office:value-type="float" office:value="2592.98">
                <text:p>2592.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392.32">
                <text:p>4392.32</text:p>
              </table:table-cell>
              <table:table-cell office:value-type="float" office:value="2567.6">
                <text:p>2567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366.17">
                <text:p>4366.17</text:p>
              </table:table-cell>
              <table:table-cell office:value-type="float" office:value="2746.71">
                <text:p>2746.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360.6">
                <text:p>4360.6</text:p>
              </table:table-cell>
              <table:table-cell office:value-type="float" office:value="2619.66">
                <text:p>2619.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333.36">
                <text:p>4333.36</text:p>
              </table:table-cell>
              <table:table-cell office:value-type="float" office:value="2560.21">
                <text:p>2560.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4326.02">
                <text:p>4326.02</text:p>
              </table:table-cell>
              <table:table-cell office:value-type="float" office:value="2915.15">
                <text:p>2915.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320.87">
                <text:p>4320.87</text:p>
              </table:table-cell>
              <table:table-cell office:value-type="float" office:value="3695.74">
                <text:p>3695.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4314.74">
                <text:p>4314.74</text:p>
              </table:table-cell>
              <table:table-cell office:value-type="float" office:value="2671.57">
                <text:p>2671.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312.94">
                <text:p>4312.94</text:p>
              </table:table-cell>
              <table:table-cell office:value-type="float" office:value="3773.06">
                <text:p>3773.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4311.83">
                <text:p>4311.83</text:p>
              </table:table-cell>
              <table:table-cell office:value-type="float" office:value="2668.22">
                <text:p>2668.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302.29">
                <text:p>4302.29</text:p>
              </table:table-cell>
              <table:table-cell office:value-type="float" office:value="2807.28">
                <text:p>2807.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302.51">
                <text:p>4302.51</text:p>
              </table:table-cell>
              <table:table-cell office:value-type="float" office:value="2542.65">
                <text:p>2542.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302.57">
                <text:p>4302.57</text:p>
              </table:table-cell>
              <table:table-cell office:value-type="float" office:value="2652.05">
                <text:p>2652.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4300.12">
                <text:p>4300.12</text:p>
              </table:table-cell>
              <table:table-cell office:value-type="float" office:value="2665.51">
                <text:p>2665.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4302.64">
                <text:p>4302.64</text:p>
              </table:table-cell>
              <table:table-cell office:value-type="float" office:value="2550.01">
                <text:p>2550.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4304.83">
                <text:p>4304.83</text:p>
              </table:table-cell>
              <table:table-cell office:value-type="float" office:value="2551.23">
                <text:p>2551.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4304.48">
                <text:p>4304.48</text:p>
              </table:table-cell>
              <table:table-cell office:value-type="float" office:value="2790.93">
                <text:p>2790.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311.39">
                <text:p>4311.39</text:p>
              </table:table-cell>
              <table:table-cell office:value-type="float" office:value="5205.99">
                <text:p>5205.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293.92">
                <text:p>4293.92</text:p>
              </table:table-cell>
              <table:table-cell office:value-type="float" office:value="3106.9">
                <text:p>3106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290.96">
                <text:p>4290.96</text:p>
              </table:table-cell>
              <table:table-cell office:value-type="float" office:value="2560.42">
                <text:p>2560.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4261.09">
                <text:p>4261.09</text:p>
              </table:table-cell>
              <table:table-cell office:value-type="float" office:value="2545.32">
                <text:p>2545.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4250.07">
                <text:p>4250.07</text:p>
              </table:table-cell>
              <table:table-cell office:value-type="float" office:value="2531.76">
                <text:p>2531.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251.16">
                <text:p>4251.16</text:p>
              </table:table-cell>
              <table:table-cell office:value-type="float" office:value="2540.09">
                <text:p>2540.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233.03">
                <text:p>4233.03</text:p>
              </table:table-cell>
              <table:table-cell office:value-type="float" office:value="2550.76">
                <text:p>2550.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212.63">
                <text:p>4212.63</text:p>
              </table:table-cell>
              <table:table-cell office:value-type="float" office:value="2568.89">
                <text:p>2568.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193.02">
                <text:p>4193.02</text:p>
              </table:table-cell>
              <table:table-cell office:value-type="float" office:value="2496.64">
                <text:p>2496.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186.08">
                <text:p>4186.08</text:p>
              </table:table-cell>
              <table:table-cell office:value-type="float" office:value="2546.87">
                <text:p>2546.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165.47">
                <text:p>4165.47</text:p>
              </table:table-cell>
              <table:table-cell office:value-type="float" office:value="2570.5">
                <text:p>257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141.84">
                <text:p>4141.84</text:p>
              </table:table-cell>
              <table:table-cell office:value-type="float" office:value="2547.73">
                <text:p>2547.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134.4">
                <text:p>4134.4</text:p>
              </table:table-cell>
              <table:table-cell office:value-type="float" office:value="2515.49">
                <text:p>2515.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137.65">
                <text:p>4137.65</text:p>
              </table:table-cell>
              <table:table-cell office:value-type="float" office:value="2544.29">
                <text:p>2544.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147.54">
                <text:p>4147.54</text:p>
              </table:table-cell>
              <table:table-cell office:value-type="float" office:value="2529.63">
                <text:p>2529.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150.89">
                <text:p>4150.89</text:p>
              </table:table-cell>
              <table:table-cell office:value-type="float" office:value="2593.91">
                <text:p>2593.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149.72">
                <text:p>4149.72</text:p>
              </table:table-cell>
              <table:table-cell office:value-type="float" office:value="2516.34">
                <text:p>2516.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4142.76">
                <text:p>4142.76</text:p>
              </table:table-cell>
              <table:table-cell office:value-type="float" office:value="2506.11">
                <text:p>2506.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4141.26">
                <text:p>4141.26</text:p>
              </table:table-cell>
              <table:table-cell office:value-type="float" office:value="2560.97">
                <text:p>2560.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4136.77">
                <text:p>4136.77</text:p>
              </table:table-cell>
              <table:table-cell office:value-type="float" office:value="2499.62">
                <text:p>2499.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4131.52">
                <text:p>4131.52</text:p>
              </table:table-cell>
              <table:table-cell office:value-type="float" office:value="2524.5">
                <text:p>2524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136.43">
                <text:p>4136.43</text:p>
              </table:table-cell>
              <table:table-cell office:value-type="float" office:value="2519.68">
                <text:p>2519.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4118.58">
                <text:p>4118.58</text:p>
              </table:table-cell>
              <table:table-cell office:value-type="float" office:value="2522.88">
                <text:p>2522.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4086.81">
                <text:p>4086.81</text:p>
              </table:table-cell>
              <table:table-cell office:value-type="float" office:value="2499.84">
                <text:p>2499.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4048.69">
                <text:p>4048.69</text:p>
              </table:table-cell>
              <table:table-cell office:value-type="float" office:value="2550.1">
                <text:p>2550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4002.44">
                <text:p>4002.44</text:p>
              </table:table-cell>
              <table:table-cell office:value-type="float" office:value="2515.82">
                <text:p>2515.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3981.3">
                <text:p>3981.3</text:p>
              </table:table-cell>
              <table:table-cell office:value-type="float" office:value="2458.19">
                <text:p>2458.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3979.91">
                <text:p>3979.91</text:p>
              </table:table-cell>
              <table:table-cell office:value-type="float" office:value="2510.75">
                <text:p>2510.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3981.93">
                <text:p>3981.93</text:p>
              </table:table-cell>
              <table:table-cell office:value-type="float" office:value="2521.74">
                <text:p>2521.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3983.97">
                <text:p>3983.97</text:p>
              </table:table-cell>
              <table:table-cell office:value-type="float" office:value="2505.15">
                <text:p>2505.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3984.05">
                <text:p>3984.05</text:p>
              </table:table-cell>
              <table:table-cell office:value-type="float" office:value="2501.48">
                <text:p>2501.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3993.19">
                <text:p>3993.19</text:p>
              </table:table-cell>
              <table:table-cell office:value-type="float" office:value="2628.51">
                <text:p>2628.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994.36">
                <text:p>3994.36</text:p>
              </table:table-cell>
              <table:table-cell office:value-type="float" office:value="2467.49">
                <text:p>2467.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3991.44">
                <text:p>3991.44</text:p>
              </table:table-cell>
              <table:table-cell office:value-type="float" office:value="2491.26">
                <text:p>2491.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3992.61">
                <text:p>3992.61</text:p>
              </table:table-cell>
              <table:table-cell office:value-type="float" office:value="2507.28">
                <text:p>2507.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3990.35">
                <text:p>3990.35</text:p>
              </table:table-cell>
              <table:table-cell office:value-type="float" office:value="2557.17">
                <text:p>2557.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3991.44">
                <text:p>3991.44</text:p>
              </table:table-cell>
              <table:table-cell office:value-type="float" office:value="2482.06">
                <text:p>2482.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3991.89">
                <text:p>3991.89</text:p>
              </table:table-cell>
              <table:table-cell office:value-type="float" office:value="2484.67">
                <text:p>2484.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3993.72">
                <text:p>3993.72</text:p>
              </table:table-cell>
              <table:table-cell office:value-type="float" office:value="2494.74">
                <text:p>2494.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3995.44">
                <text:p>3995.44</text:p>
              </table:table-cell>
              <table:table-cell office:value-type="float" office:value="2490.3">
                <text:p>2490.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3996.99">
                <text:p>3996.99</text:p>
              </table:table-cell>
              <table:table-cell office:value-type="float" office:value="2502.15">
                <text:p>2502.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3981.15">
                <text:p>3981.15</text:p>
              </table:table-cell>
              <table:table-cell office:value-type="float" office:value="2512.06">
                <text:p>2512.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3982.95">
                <text:p>3982.95</text:p>
              </table:table-cell>
              <table:table-cell office:value-type="float" office:value="2503.26">
                <text:p>2503.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3983.31">
                <text:p>3983.31</text:p>
              </table:table-cell>
              <table:table-cell office:value-type="float" office:value="2510.14">
                <text:p>2510.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3971.39">
                <text:p>3971.39</text:p>
              </table:table-cell>
              <table:table-cell office:value-type="float" office:value="2485.79">
                <text:p>2485.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3974.52">
                <text:p>3974.52</text:p>
              </table:table-cell>
              <table:table-cell office:value-type="float" office:value="2510.17">
                <text:p>2510.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3973.17">
                <text:p>3973.17</text:p>
              </table:table-cell>
              <table:table-cell office:value-type="float" office:value="2489">
                <text:p>24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3974.83">
                <text:p>3974.83</text:p>
              </table:table-cell>
              <table:table-cell office:value-type="float" office:value="2488.38">
                <text:p>2488.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3978.72">
                <text:p>3978.72</text:p>
              </table:table-cell>
              <table:table-cell office:value-type="float" office:value="2677.88">
                <text:p>2677.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3966.47">
                <text:p>3966.47</text:p>
              </table:table-cell>
              <table:table-cell office:value-type="float" office:value="2478.43">
                <text:p>2478.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3960.18">
                <text:p>3960.18</text:p>
              </table:table-cell>
              <table:table-cell office:value-type="float" office:value="2476.85">
                <text:p>2476.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3960.26">
                <text:p>3960.26</text:p>
              </table:table-cell>
              <table:table-cell office:value-type="float" office:value="2464.81">
                <text:p>2464.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3960.3">
                <text:p>3960.3</text:p>
              </table:table-cell>
              <table:table-cell office:value-type="float" office:value="2507.87">
                <text:p>2507.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3959.13">
                <text:p>3959.13</text:p>
              </table:table-cell>
              <table:table-cell office:value-type="float" office:value="2670.52">
                <text:p>2670.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3963.82">
                <text:p>3963.82</text:p>
              </table:table-cell>
              <table:table-cell office:value-type="float" office:value="2474.47">
                <text:p>2474.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3969.3">
                <text:p>3969.3</text:p>
              </table:table-cell>
              <table:table-cell office:value-type="float" office:value="2496.85">
                <text:p>2496.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3971.56">
                <text:p>3971.56</text:p>
              </table:table-cell>
              <table:table-cell office:value-type="float" office:value="2565.46">
                <text:p>2565.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3968.95">
                <text:p>3968.95</text:p>
              </table:table-cell>
              <table:table-cell office:value-type="float" office:value="2536.59">
                <text:p>2536.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3960.6">
                <text:p>3960.6</text:p>
              </table:table-cell>
              <table:table-cell office:value-type="float" office:value="2687.72">
                <text:p>2687.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3959.13">
                <text:p>3959.13</text:p>
              </table:table-cell>
              <table:table-cell office:value-type="float" office:value="2474.33">
                <text:p>2474.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3954">
                <text:p>3954</text:p>
              </table:table-cell>
              <table:table-cell office:value-type="float" office:value="2518.64">
                <text:p>2518.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3956.07">
                <text:p>3956.07</text:p>
              </table:table-cell>
              <table:table-cell office:value-type="float" office:value="2480.02">
                <text:p>2480.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3957.85">
                <text:p>3957.85</text:p>
              </table:table-cell>
              <table:table-cell office:value-type="float" office:value="2500.6">
                <text:p>2500.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3962.69">
                <text:p>3962.69</text:p>
              </table:table-cell>
              <table:table-cell office:value-type="float" office:value="2475.63">
                <text:p>2475.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3960.78">
                <text:p>3960.78</text:p>
              </table:table-cell>
              <table:table-cell office:value-type="float" office:value="2599.72">
                <text:p>2599.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3957.61">
                <text:p>3957.61</text:p>
              </table:table-cell>
              <table:table-cell office:value-type="float" office:value="2486.26">
                <text:p>2486.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